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835in" svg:height="3.9843in" svg:x="3.8157in" svg:y="0.7319in">
            <draw:object draw:notify-on-update-of-ranges="Sheet1.B5:Sheet1.B5 Sheet1.B6:Sheet1.B11 Sheet1.C5:Sheet1.C5 Sheet1.C6:Sheet1.C11 Sheet1.D5:Sheet1.D5 Sheet1.D6:Sheet1.D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Radi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33" calcext:value-type="float">
            <text:p>153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753" calcext:value-type="float">
            <text:p>14753</text:p>
          </table:table-cell>
          <table:table-cell office:value-type="float" office:value="995" calcext:value-type="float">
            <text:p>995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0650" calcext:value-type="float">
            <text:p>240650</text:p>
          </table:table-cell>
          <table:table-cell office:value-type="float" office:value="11807" calcext:value-type="float">
            <text:p>11807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138391" calcext:value-type="float">
            <text:p>138391</text:p>
          </table:table-cell>
          <table:table-cell office:value-type="float" office:value="72842" calcext:value-type="float">
            <text:p>72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2:59:37.688358450</meta:creation-date>
    <dc:date>2016-10-26T23:35:04.539103005</dc:date>
    <meta:editing-duration>PT3M35S</meta:editing-duration>
    <meta:editing-cycles>1</meta:editing-cycles>
    <meta:document-statistic meta:table-count="1" meta:cell-count="27" meta:object-count="1"/>
    <meta:generator>LibreOffice/4.2.8.2$Linux_X86_64 LibreOffice_project/4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85cm" svg:height="10.121cm" xlink:href=".." xlink:type="simple" chart:class="chart:line" chart:style-name="ch1">
        <chart:title svg:x="7.6cm" svg:y="0.338cm" chart:style-name="ch2">
          <text:p>Sort Times</text:p>
        </chart:title>
        <chart:legend svg:x="14.455cm" svg:y="3.963cm" style:legend-expansion="custom" chartooo:width="2.801cm" chartooo:height="1.594cm" style:legend-expansion-aspect-ratio="1.75721455457967" chart:style-name="ch3"/>
        <chart:plot-area chart:style-name="ch4" table:cell-range-address="Sheet1.B5:Sheet1.D11" chart:data-source-has-labels="row" svg:x="1.311cm" svg:y="0.987cm" svg:width="12.728cm" svg:height="7.818cm">
          <chartooo:coordinate-region svg:x="2.673cm" svg:y="1.187cm" svg:width="11.272cm" svg:height="6.971cm"/>
          <chart:axis chart:dimension="x" chart:name="primary-x" chart:style-name="ch5">
            <chart:title svg:x="6.665cm" svg:y="9.007cm" chart:style-name="ch6">
              <text:p>Length(10^x)</text:p>
            </chart:title>
          </chart:axis>
          <chart:axis chart:dimension="y" chart:name="primary-y" chart:style-name="ch5">
            <chart:title svg:x="0.402cm" svg:y="5.615cm" chart:style-name="ch7">
              <text:p>Time(ms)</text:p>
            </chart:title>
            <chart:grid chart:style-name="ch8" chart:class="major"/>
          </chart:axis>
          <chart:series chart:style-name="ch9" chart:values-cell-range-address="Sheet1.B6:Sheet1.B11" chart:label-cell-address="Sheet1.B5:Sheet1.B5" chart:class="chart:line">
            <chart:data-point chart:repeated="6"/>
          </chart:series>
          <chart:series chart:style-name="ch10" chart:values-cell-range-address="Sheet1.C6:Sheet1.C11" chart:label-cell-address="Sheet1.C5:Sheet1.C5" chart:class="chart:line">
            <chart:data-point chart:repeated="6"/>
          </chart:series>
          <chart:series chart:style-name="ch11" chart:values-cell-range-address="Sheet1.D6:Sheet1.D11" chart:label-cell-address="Sheet1.D5:Sheet1.D5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Sheet1.B5:Sheet1.B5</svg:desc>
                </draw:g>
              </table:table-cell>
              <table:table-cell office:value-type="string">
                <text:p>Merge</text:p>
                <draw:g>
                  <svg:desc>Sheet1.C5:Sheet1.C5</svg:desc>
                </draw:g>
              </table:table-cell>
              <table:table-cell office:value-type="string">
                <text:p>Radix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:Sheet1.B11</svg:desc>
                </draw:g>
              </table:table-cell>
              <table:table-cell office:value-type="float" office:value="3">
                <text:p>3</text:p>
                <draw:g>
                  <svg:desc>Sheet1.C6:Sheet1.C11</svg:desc>
                </draw:g>
              </table:table-cell>
              <table:table-cell office:value-type="float" office:value="10">
                <text:p>10</text:p>
                <draw:g>
                  <svg:desc>Sheet1.D6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3">
                <text:p>1533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53">
                <text:p>14753</text:p>
              </table:table-cell>
              <table:table-cell office:value-type="float" office:value="995">
                <text:p>99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650">
                <text:p>240650</text:p>
              </table:table-cell>
              <table:table-cell office:value-type="float" office:value="11807">
                <text:p>11807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8391">
                <text:p>138391</text:p>
              </table:table-cell>
              <table:table-cell office:value-type="float" office:value="72842">
                <text:p>72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